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ERNANDEZ MONTES, LUISA VANESS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5231107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FERNANDEZ MONTES, LUISA VANESS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23110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2 - Trans. Aer. Caja con Ave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2</text:p>
          </table:table-cell>
          <table:table-cell table:style-name="Tableau1.D2" office:value-type="string">
            <text:p text:style-name="P12">45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5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AVOS BB</text:p>
          </table:table-cell>
          <table:table-cell table:style-name="Tabla3.A2" office:value-type="string">
            <text:p text:style-name="P20">1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9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16:49:0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